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文泉驿微米黑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32pt" style:font-size-asian="26pt" style:font-size-complex="32pt"/>
    </style:style>
    <style:style style:name="T3" style:family="text">
      <style:text-properties fo:font-size="12pt" style:font-size-asian="10.5pt" style:font-size-complex="12pt"/>
    </style:style>
    <style:style style:name="gr1" style:family="graphic">
      <style:graphic-properties draw:stroke="solid" svg:stroke-color="#000000" draw:fill="none" draw:fill-color="#ffffff" fo:min-height="6.42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6.09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3.02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3.30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none" draw:fill-color="#ffffff" fo:min-height="1.496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color="#000000" draw:fill="none" draw:fill-color="#ffffff" fo:min-height="1.20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3" svg:width="10.187cm" svg:height="6.822cm" svg:x="-1.496cm" svg:y="5.177cm"><draw:text-box><text:p text:style-name="P1"><text:span text:style-name="T1">发包后</text:span></text:p><text:p text:style-name="P2">接入点的稳定公钥herPublicKey</text:p><text:p text:style-name="P2">自己的稳定公钥publicKey</text:p><text:p text:style-name="P2">自己的稳定私钥privateKey</text:p><text:p text:style-name="P2">自己的临时公钥ourTempPubKey</text:p><text:p text:style-name="P2">自己的临时私钥ourTempPrivKey</text:p><text:p text:style-name="P2">密钥sharedSecret</text:p><text:p text:style-name="P2"><text:s/>nextNonce值为CryptoAuth_State_SENT_HELLO = 1</text:p><text:p text:style-name="P2"/><text:p text:style-name="P2">*计算加密sharedSecret使用到</text:p><text:p text:style-name="P2">自己的稳定私钥privateKey</text:p><text:p text:style-name="P2">接入点的稳定公钥herTempPubKey</text:p></draw:text-box></draw:frame><draw:frame text:anchor-type="paragraph" draw:z-index="1" draw:name="Shape2" draw:style-name="gr2" draw:text-style-name="P4" svg:width="3.043cm" svg:height="1.668cm" svg:x="2.859cm" svg:y="0.462cm"><draw:text-box><text:p><text:span text:style-name="T2">普通点</text:span></text:p></draw:text-box></draw:frame><draw:frame text:anchor-type="paragraph" draw:z-index="2" draw:name="Shape2" draw:style-name="gr2" draw:text-style-name="P4" svg:width="3.043cm" svg:height="1.668cm" svg:x="20.862cm" svg:y="0.462cm"><draw:text-box><text:p><text:span text:style-name="T2">接入点</text:span></text:p></draw:text-box></draw:frame><draw:frame text:anchor-type="paragraph" draw:z-index="3" draw:name="Shape1" draw:style-name="gr3" draw:text-style-name="P3" svg:width="10.977cm" svg:height="6.497cm" svg:x="18.669cm" svg:y="5.177cm"><draw:text-box><text:p text:style-name="P1"><text:span text:style-name="T1">接到包处理后</text:span></text:p><text:p text:style-name="P2"><text:span text:style-name="T3">普通点的稳定公钥</text:span><text:span text:style-name="T3">herPublicKey</text:span></text:p><text:p text:style-name="P2"><text:span text:style-name="T3">普通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nextNonce</text:span><text:span text:style-name="T3">值为</text:span><text:span text:style-name="T3">CryptoAuth_State_RECEIVED_HELLO = 2</text:span></text:p><text:p text:style-name="P2"><text:span text:style-name="T1"/></text:p><text:p text:style-name="P2"><text:span text:style-name="T3">* </text:span><text:span text:style-name="T3">计算解密</text:span><text:span text:style-name="T3">sharedSecret</text:span><text:span text:style-name="T3">使用到</text:span></text:p><text:p text:style-name="P2"><text:span text:style-name="T3">自己的稳定私钥</text:span><text:span text:style-name="T3">privateKey</text:span></text:p><text:p text:style-name="P2"><text:span text:style-name="T3">普通点的临时公钥</text:span><text:span text:style-name="T3">herTempPubKey</text:span></text:p></draw:text-box></draw:frame><draw:frame text:anchor-type="paragraph" draw:z-index="4" draw:name="Shape1" draw:style-name="gr4" draw:text-style-name="P5" svg:width="7.808cm" svg:height="3.424cm" svg:x="9.668cm" svg:y="4.177cm"><draw:text-box><text:p text:style-name="P2">值为CryptoAuth_State_INIT = 0的nonce字段</text:p><text:p text:style-name="P2">自己的稳定公钥publicKey</text:p><text:p text:style-name="P2">自己的临时公钥ourTempPubKey</text:p><text:p text:style-name="P2">使用sharedSecret加密过的message内容</text:p></draw:text-box></draw:frame><draw:line text:anchor-type="paragraph" draw:z-index="5" draw:name="Shape3" draw:style-name="gr5" draw:text-style-name="P6" svg:x1="9.114cm" svg:y1="8.103cm" svg:x2="18.002cm" svg:y2="8.103cm"><text:p/></draw:line><draw:line text:anchor-type="paragraph" draw:z-index="6" draw:name="Shape4" draw:style-name="gr6" draw:text-style-name="P6" svg:x1="24.003cm" svg:y1="12.188cm" svg:x2="24.003cm" svg:y2="14.088cm"><text:p/></draw:line><draw:frame text:anchor-type="paragraph" draw:z-index="7" draw:name="Shape1" draw:style-name="gr3" draw:text-style-name="P3" svg:width="10.977cm" svg:height="6.822cm" svg:x="18.669cm" svg:y="14.178cm"><draw:text-box><text:p text:style-name="P1"><text:span text:style-name="T1">发包后</text:span></text:p><text:p text:style-name="P2"><text:span text:style-name="T3">普通点的稳定公钥</text:span><text:span text:style-name="T3">herPublicKey</text:span></text:p><text:p text:style-name="P2"><text:span text:style-name="T3">普通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**</text:span></text:p><text:p text:style-name="P2"><text:span text:style-name="T3">自己的临时私钥</text:span><text:span text:style-name="T3">ourTempPrivKey**</text:span></text:p><text:p text:style-name="P2"><text:span text:style-name="T3">密钥</text:span><text:span text:style-name="T3">sharedSecret</text:span></text:p><text:p text:style-name="P2"><text:span text:style-name="T3">nextNonce</text:span><text:span text:style-name="T3">值为</text:span><text:span text:style-name="T3">CryptoAuth_State_SENT_KEY = 3</text:span></text:p><text:p text:style-name="P2"><text:span text:style-name="T3"/></text:p><text:p text:style-name="P2"><text:span text:style-name="T3">* </text:span><text:span text:style-name="T3">计算加密</text:span><text:span text:style-name="T3">sharedSecret</text:span><text:span text:style-name="T3">使用到</text:span></text:p><text:p text:style-name="P2"><text:span text:style-name="T3">自己的稳定私钥</text:span><text:span text:style-name="T3">privateKey</text:span></text:p><text:p text:style-name="P2"><text:span text:style-name="T3">普通点的临时公钥</text:span><text:span text:style-name="T3">herTempPubKey</text:span></text:p></draw:text-box></draw:frame><draw:frame text:anchor-type="paragraph" draw:z-index="8" draw:name="Shape1" draw:style-name="gr7" draw:text-style-name="P5" svg:width="8.601cm" svg:height="3.707cm" svg:x="9.668cm" svg:y="14.601cm"><draw:text-box><text:p text:style-name="P2">值为CryptoAuth_State_RECEIVED_HELLO = 2的nonce字段</text:p><text:p text:style-name="P2">自己的稳定公钥publicKey</text:p><text:p text:style-name="P2">自己的临时公钥ourTempPubKey</text:p><text:p text:style-name="P2">使用sharedSecret加密过的message内容</text:p></draw:text-box></draw:frame><draw:line text:anchor-type="paragraph" draw:z-index="9" draw:name="Shape3" draw:style-name="gr8" draw:text-style-name="P6" svg:x1="18.115cm" svg:y1="19.105cm" svg:x2="9.193cm" svg:y2="19.142cm"><text:p/></draw:line><draw:frame text:anchor-type="paragraph" draw:z-index="10" draw:name="Shape1" draw:style-name="gr3" draw:text-style-name="P3" svg:width="10.692cm" svg:height="6.497cm" svg:x="-1.651cm" svg:y="15.178cm"><draw:text-box><text:p text:style-name="P1"><text:span text:style-name="T1">接到包处理后</text:span></text:p><text:p text:style-name="P2"><text:span text:style-name="T3">接入点节点的稳定公钥</text:span><text:span text:style-name="T3">herPublicKey</text:span></text:p><text:p text:style-name="P2"><text:span text:style-name="T3">接入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</text:span></text:p><text:p text:style-name="P2"><text:span text:style-name="T3">自己的临时私钥</text:span><text:span text:style-name="T3">ourTempPrivKey</text:span></text:p><text:p text:style-name="P2"><text:span text:style-name="T3">nextNonce</text:span><text:span text:style-name="T3">值为</text:span><text:span text:style-name="T3">CryptoAuth_State_RECEIVED_KEY = 4</text:span></text:p><text:p text:style-name="P2"><text:span text:style-name="T3"/></text:p><text:p text:style-name="P2"><text:span text:style-name="T3">* </text:span><text:span text:style-name="T3">计算解密</text:span><text:span text:style-name="T3">sharedSecret</text:span><text:span text:style-name="T3">使用到</text:span></text:p><text:p text:style-name="P2"><text:span text:style-name="T3">自己的临时私钥</text:span><text:span text:style-name="T3">ourTempPrivKey</text:span></text:p><text:p text:style-name="P2"><text:span text:style-name="T3">接入点的稳定公钥</text:span><text:span text:style-name="T3">herPublicKey</text:span></text:p></draw:text-box></draw:frame><draw:line text:anchor-type="paragraph" draw:z-index="11" draw:name="Shape4" draw:style-name="gr9" draw:text-style-name="P6" svg:x1="3cm" svg:y1="22.19cm" svg:x2="3cm" svg:y2="24.09cm"><text:p/></draw:line><draw:frame text:anchor-type="paragraph" draw:z-index="12" draw:name="Shape1" draw:style-name="gr1" draw:text-style-name="P3" svg:width="10.633cm" svg:height="6.822cm" svg:x="-1.651cm" svg:y="24.179cm"><draw:text-box><text:p text:style-name="P1"><text:span text:style-name="T1">发包后</text:span></text:p><text:p text:style-name="P2"><text:span text:style-name="T3">接入点的稳定公钥</text:span><text:span text:style-name="T3">herPublicKey</text:span></text:p><text:p text:style-name="P2"><text:span text:style-name="T3">接入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</text:span></text:p><text:p text:style-name="P2"><text:span text:style-name="T3">自己的临时私钥</text:span><text:span text:style-name="T3">ourTempPrivKey</text:span></text:p><text:p text:style-name="P2"><text:span text:style-name="T3">nextNonce</text:span><text:span text:style-name="T3">值为</text:span><text:span text:style-name="T3">5</text:span></text:p><text:p text:style-name="P2"><text:span text:style-name="T3"/></text:p><text:p text:style-name="P2"><text:span text:style-name="T3">* </text:span><text:span text:style-name="T3">计算加密</text:span><text:span text:style-name="T3">sharedSecret</text:span><text:span text:style-name="T3">使用到</text:span></text:p><text:p text:style-name="P2"><text:span text:style-name="T3">自己的临时私钥</text:span><text:span text:style-name="T3">ourTempPrivKey</text:span></text:p><text:p text:style-name="P2"><text:span text:style-name="T3">接入点的临时公钥</text:span><text:span text:style-name="T3">herTempPubKey</text:span></text:p></draw:text-box></draw:frame><draw:line text:anchor-type="paragraph" draw:z-index="13" draw:name="Shape3" draw:style-name="gr10" draw:text-style-name="P6" svg:x1="9.114cm" svg:y1="28.106cm" svg:x2="18.002cm" svg:y2="28.106cm"><text:p/></draw:line><draw:frame text:anchor-type="paragraph" draw:z-index="14" draw:name="Shape1" draw:style-name="gr11" draw:text-style-name="P5" svg:width="8.601cm" svg:height="1.895cm" svg:x="9.668cm" svg:y="25.603cm"><draw:text-box><text:p text:style-name="P2">值为CryptoAuth_State_RECEIVED_KEY = 4的nonce字段</text:p><text:p text:style-name="P2">使用sharedSecret加密过的message内容</text:p></draw:text-box></draw:frame><draw:frame text:anchor-type="paragraph" draw:z-index="15" draw:name="Shape1" draw:style-name="gr3" draw:text-style-name="P3" svg:width="10.977cm" svg:height="7.795cm" svg:x="18.669cm" svg:y="24.179cm"><draw:text-box><text:p text:style-name="P1"><text:span text:style-name="T1">接到包处理后</text:span></text:p><text:p text:style-name="P2"><text:span text:style-name="T3"/></text:p><text:p text:style-name="P2"><text:span text:style-name="T3">普通点的稳定公钥</text:span><text:span text:style-name="T3">herPublicKey</text:span></text:p><text:p text:style-name="P2"><text:span text:style-name="T3">普通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</text:span></text:p><text:p text:style-name="P2"><text:span text:style-name="T3">自己的临时私钥</text:span><text:span text:style-name="T3">ourTempPrivKey</text:span></text:p><text:p text:style-name="P2"><text:span text:style-name="T3">nextNonce</text:span><text:span text:style-name="T3">值为</text:span><text:span text:style-name="T3">6</text:span></text:p><text:p text:style-name="P2"><text:span text:style-name="T3">caState</text:span><text:span text:style-name="T3">为</text:span><text:span text:style-name="T3">established</text:span></text:p><text:p text:style-name="P2"><text:span text:style-name="T3">ep-&gt;state</text:span><text:span text:style-name="T3">为</text:span><text:span text:style-name="T3">established</text:span></text:p><text:p text:style-name="P2"><text:span text:style-name="T3"/></text:p><text:p text:style-name="P2"><text:span text:style-name="T3">* </text:span><text:span text:style-name="T3">计算</text:span><text:span text:style-name="T3">sharedSecret</text:span><text:span text:style-name="T3">使用到</text:span></text:p><text:p text:style-name="P2"><text:span text:style-name="T3">自己的临时私钥</text:span><text:span text:style-name="T3">ourTempPrivKey</text:span></text:p><text:p text:style-name="P2"><text:span text:style-name="T3">普通点的临时公钥</text:span><text:span text:style-name="T3">herTempPubKey</text:span></text:p></draw:text-box></draw:frame><draw:line text:anchor-type="paragraph" draw:z-index="16" draw:name="Shape4" draw:style-name="gr12" draw:text-style-name="P6" svg:x1="24.003cm" svg:y1="32.191cm" svg:x2="24.003cm" svg:y2="34.091cm"><text:p/></draw:line><draw:frame text:anchor-type="paragraph" draw:z-index="17" draw:name="Shape1" draw:style-name="gr3" draw:text-style-name="P3" svg:width="10.977cm" svg:height="7.866cm" svg:x="18.669cm" svg:y="34.181cm"><draw:text-box><text:p text:style-name="P1"><text:span text:style-name="T1">发送保活</text:span><text:span text:style-name="T1">ping</text:span><text:span text:style-name="T1">包后</text:span></text:p><text:p text:style-name="P2"><text:span text:style-name="T3"/></text:p><text:p text:style-name="P2"><text:span text:style-name="T3">普通点的稳定公钥</text:span><text:span text:style-name="T3">herPublicKey</text:span></text:p><text:p text:style-name="P2"><text:span text:style-name="T3">普通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</text:span></text:p><text:p text:style-name="P2"><text:span text:style-name="T3">自己的临时私钥</text:span><text:span text:style-name="T3">ourTempPrivKey</text:span></text:p><text:p text:style-name="P2"><text:span text:style-name="T3">nextNonce</text:span><text:span text:style-name="T3">值为</text:span><text:span text:style-name="T3">7</text:span></text:p><text:p text:style-name="P2"><text:span text:style-name="T3">caState</text:span><text:span text:style-name="T3">为</text:span><text:span text:style-name="T3">established</text:span></text:p><text:p text:style-name="P2"><text:span text:style-name="T3">ep-&gt;state</text:span><text:span text:style-name="T3">为</text:span><text:span text:style-name="T3">established</text:span></text:p><text:p text:style-name="P2"><text:span text:style-name="T3"/></text:p><text:p text:style-name="P2"><text:span text:style-name="T3">* </text:span><text:span text:style-name="T3">计算</text:span><text:span text:style-name="T3">sharedSecret</text:span><text:span text:style-name="T3">使用到</text:span></text:p><text:p text:style-name="P2"><text:span text:style-name="T3">自己的临时私钥</text:span><text:span text:style-name="T3">ourTempPrivKey</text:span></text:p><text:p text:style-name="P2"><text:span text:style-name="T3">普通点的临时公钥</text:span><text:span text:style-name="T3">herTempPubKey</text:span></text:p></draw:text-box></draw:frame><draw:line text:anchor-type="paragraph" draw:z-index="18" draw:name="Shape3" draw:style-name="gr13" draw:text-style-name="P6" svg:x1="18.115cm" svg:y1="38.074cm" svg:x2="9.193cm" svg:y2="38.111cm"><text:p/></draw:line><draw:frame text:anchor-type="paragraph" draw:z-index="19" draw:name="Shape1" draw:style-name="gr14" draw:text-style-name="P5" svg:width="8.601cm" svg:height="1.604cm" svg:x="9.668cm" svg:y="35.604cm"><draw:text-box><text:p text:style-name="P2">值为6的nonce字段</text:p><text:p text:style-name="P2">使用sharedSecret加密过的message内容</text:p></draw:text-box></draw:frame><draw:frame text:anchor-type="paragraph" draw:z-index="20" draw:name="Shape1" draw:style-name="gr3" draw:text-style-name="P3" svg:width="10.692cm" svg:height="7.309cm" svg:x="-1.651cm" svg:y="35.181cm"><draw:text-box><text:p text:style-name="P1"><text:span text:style-name="T1">接到包处理后</text:span></text:p><text:p text:style-name="P2"><text:span text:style-name="T3">邻居节点的稳定公钥</text:span><text:span text:style-name="T3">herPublicKey</text:span></text:p><text:p text:style-name="P2"><text:span text:style-name="T3">邻居节点的临时公钥</text:span><text:span text:style-name="T3">herTempPubKey</text:span></text:p><text:p text:style-name="P2"><text:span text:style-name="T3">自己的稳定公钥</text:span><text:span text:style-name="T3">publicKey</text:span></text:p><text:p text:style-name="P2"><text:span text:style-name="T3">自己的稳定私钥</text:span><text:span text:style-name="T3">privateKey</text:span></text:p><text:p text:style-name="P2"><text:span text:style-name="T3">自己的临时公钥</text:span><text:span text:style-name="T3">ourTempPubKey</text:span></text:p><text:p text:style-name="P2"><text:span text:style-name="T3">自己的临时私钥</text:span><text:span text:style-name="T3">ourTempPrivKey</text:span></text:p><text:p text:style-name="P2"><text:span text:style-name="T3">nextNonce</text:span><text:span text:style-name="T3">值为</text:span><text:span text:style-name="T3">8</text:span></text:p><text:p text:style-name="P2"><text:span text:style-name="T3">caState</text:span><text:span text:style-name="T3">为</text:span><text:span text:style-name="T3">established</text:span></text:p><text:p text:style-name="P2"><text:span text:style-name="T3">ep-&gt;state</text:span><text:span text:style-name="T3">为</text:span><text:span text:style-name="T3">established</text:span></text:p><text:p text:style-name="P2"><text:span text:style-name="T3"/></text:p><text:p text:style-name="P2"><text:span text:style-name="T3">* </text:span><text:span text:style-name="T3">计算解密</text:span><text:span text:style-name="T3">sharedSecret</text:span><text:span text:style-name="T3">使用到</text:span></text:p><text:p text:style-name="P2"><text:span text:style-name="T3">自己的临时私钥</text:span><text:span text:style-name="T3">ourTempPrivKey</text:span></text:p><text:p text:style-name="P2"><text:span text:style-name="T3">接入点的稳定公钥</text:span><text:span text:style-name="T3">herPublicKey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微米黑" style:font-family-asian="文泉驿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2cm" fo:page-height="45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6:42:28.631050202</meta:creation-date>
    <dc:date>2018-02-01T19:13:55.279354874</dc:date>
    <meta:editing-duration>PT2H20M41S</meta:editing-duration>
    <meta:editing-cycles>29</meta:editing-cycles>
    <meta:generator>LibreOffice/5.1.2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